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rsid="00096c26" officeooo:paragraph-rsid="00096c26"/>
    </style:style>
    <style:style style:name="P2" style:family="paragraph" style:parent-style-name="Standard">
      <style:text-properties officeooo:rsid="000992e2" officeooo:paragraph-rsid="000992e2"/>
    </style:style>
    <style:style style:name="P3" style:family="paragraph" style:parent-style-name="Standard">
      <style:text-properties officeooo:rsid="000a6060" officeooo:paragraph-rsid="000a6060"/>
    </style:style>
    <style:style style:name="P4" style:family="paragraph" style:parent-style-name="Standard">
      <style:text-properties officeooo:rsid="000c38e5" officeooo:paragraph-rsid="000c38e5"/>
    </style:style>
    <style:style style:name="P5" style:family="paragraph" style:parent-style-name="Standard">
      <style:text-properties officeooo:rsid="000d6d37" officeooo:paragraph-rsid="000d6d3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Vscode</text:p>
      <text:p text:style-name="P1"/>
      <text:p text:style-name="P1"><text:line-break/>Intelligent: <text:tab/><text:tab/><text:tab/>Control+Spacebar</text:p>
      <text:p text:style-name="P1">Copy a line insert above: <text:tab/>Shift+Option+Up</text:p>
      <text:p text:style-name="P1">Move line: <text:tab/><text:tab/><text:tab/>Option+UP</text:p>
      <text:p text:style-name="P1">Delete line: <text:tab/><text:tab/><text:tab/>Shift+Command+K</text:p>
      <text:p text:style-name="P1">Comment: <text:tab/><text:tab/><text:tab/>Command+/</text:p>
      <text:p text:style-name="P2">Rename Variable:<text:tab/><text:tab/>Command+F2 with cursor on the variable</text:p>
      <text:p text:style-name="P3">Format Entire Docu:<text:tab/><text:tab/>Shift+Option+F</text:p>
      <text:p text:style-name="P3">Fold and Unfold: <text:tab/><text:tab/>Option+Command+[</text:p>
      <text:p text:style-name="P4">Syntax Error:<text:tab/><text:tab/><text:tab/>F8</text:p>
      <text:p text:style-name="P5">Snippets:<text:tab/><text:tab/><text:tab/>Type “try” then find the right one and click “Tab”</text:p>
      <text:p text:style-name="P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 Unicode MS" style:font-family-complex="'Arial Unicode MS'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3-01-26T22:19:48.760413268</meta:creation-date>
    <dc:date>2023-01-27T17:44:22.146860675</dc:date>
    <meta:editing-duration>PT29M56S</meta:editing-duration>
    <meta:editing-cycles>2</meta:editing-cycles>
    <meta:generator>LibreOffice/7.3.7.2$MacOSX_AARCH64 LibreOffice_project/e114eadc50a9ff8d8c8a0567d6da8f454beeb84f</meta:generator>
    <meta:document-statistic meta:table-count="0" meta:image-count="0" meta:object-count="0" meta:page-count="1" meta:paragraph-count="11" meta:word-count="47" meta:character-count="362" meta:non-whitespace-character-count="304"/>
  </office:meta>
</office:document-meta>
</file>